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9.597cm" style:rel-column-width="5445*"/>
    </style:style>
    <style:style style:name="Таблица1.B" style:family="table-column">
      <style:table-column-properties style:column-width="7.403cm" style:rel-column-width="420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6.795cm" style:rel-column-width="3855*"/>
    </style:style>
    <style:style style:name="Таблица3.B" style:family="table-column">
      <style:table-column-properties style:column-width="10.206cm" style:rel-column-width="5790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2" style:family="table-row">
      <style:table-row-properties style:min-row-height="3.373cm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rsid="001c3c43" officeooo:paragraph-rsid="001c3c43" style:font-size-asian="13pt" style:font-size-complex="13pt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font-size="13pt" officeooo:paragraph-rsid="001c3c43" style:font-size-asian="13pt" style:font-size-complex="13pt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  <style:text-properties fo:font-size="13pt" officeooo:paragraph-rsid="001c3c43" style:font-size-asian="13pt" style:font-size-complex="13pt"/>
    </style:style>
    <style:style style:name="P5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  <style:text-properties fo:font-size="13pt" style:font-size-asian="13pt" style:font-size-complex="13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1c3c43" style:font-size-asian="13pt" style:font-size-complex="13pt"/>
    </style:style>
    <style:style style:name="P7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font-size="13pt" fo:font-weight="normal" officeooo:rsid="001c3c43" officeooo:paragraph-rsid="001c3c43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  <style:text-properties fo:font-size="13pt" fo:font-weight="bold" officeooo:rsid="001c3c43" officeooo:paragraph-rsid="001c3c43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fo:font-weight="bold" officeooo:rsid="001c3c43" officeooo:paragraph-rsid="001c3c43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c3c43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</style:style>
    <style:style style:name="P15" style:family="paragraph" style:parent-style-name="Standard">
      <style:paragraph-properties fo:margin-left="0cm" fo:margin-right="0cm" fo:line-height="115%" fo:text-align="start" style:justify-single-word="false" fo:orphans="1" fo:text-indent="0cm" style:auto-text-indent="false" style:writing-mode="lr-tb"/>
      <style:text-properties officeooo:paragraph-rsid="001c3c43"/>
    </style:style>
    <style:style style:name="P16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officeooo:paragraph-rsid="001c3c43"/>
    </style:style>
    <style:style style:name="P17" style:family="paragraph" style:parent-style-name="Table_20_Contents">
      <style:paragraph-properties fo:line-height="115%" fo:text-align="start" style:justify-single-word="false"/>
      <style:text-properties fo:font-size="13pt" officeooo:rsid="001c3c43" officeooo:paragraph-rsid="001c3c43" style:font-size-asian="13pt" style:font-size-complex="13pt"/>
    </style:style>
    <style:style style:name="P18" style:family="paragraph" style:parent-style-name="Table_20_Contents">
      <style:paragraph-properties fo:line-height="115%" fo:text-align="start" style:justify-single-word="false"/>
      <style:text-properties fo:font-size="13pt" style:font-size-asian="13pt" style:font-size-complex="13pt"/>
    </style:style>
    <style:style style:name="P19" style:family="paragraph" style:parent-style-name="Table_20_Contents">
      <style:paragraph-properties fo:line-height="115%" fo:text-align="start" style:justify-single-word="false"/>
      <style:text-properties fo:font-size="13pt" officeooo:paragraph-rsid="001c3c43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c4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loext:padding="0cm" loext:border="none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style:font-size-asian="13pt" style:font-size-complex="13pt" loext:padding="0cm" loext:border="none"/>
    </style:style>
    <style:style style:name="T7" style:family="text">
      <style:text-properties fo:font-size="13pt" officeooo:rsid="001c3c43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c3c43" style:font-size-asian="13pt" style:font-weight-asian="bold" style:font-size-complex="13pt" style:font-weight-complex="bold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fo:font-weight="normal" style:font-size-asian="13pt" style:font-weight-asian="normal" style:font-size-complex="13pt" style:font-weight-complex="normal" loext:padding="0cm" loext:border="none"/>
    </style:style>
    <style:style style:name="T12" style:family="text">
      <style:text-properties fo:font-size="13pt" fo:font-weight="normal" officeooo:rsid="001c3c43" style:font-size-asian="13pt" style:font-weight-asian="normal" style:font-size-complex="13pt" style:font-weight-complex="normal"/>
    </style:style>
    <style:style style:name="T13" style:family="text">
      <style:text-properties loext:padding="0cm" loext:border="none"/>
    </style:style>
    <style:style style:name="T14" style:family="text">
      <style:text-properties officeooo:rsid="001c3c4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c3c43" style:font-style-asian="italic" style:font-weight-asian="bold" style:font-style-complex="italic" style:font-weight-complex="bold"/>
    </style:style>
    <style:style style:name="T18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rong_20_Emphasis"><text:span text:style-name="T12">Теоритическая часть</text:span></text:span></text:p>
      <text:p text:style-name="P12"><text:span text:style-name="Strong_20_Emphasis"><text:span text:style-name="T9"/></text:span></text:p>
      <text:p text:style-name="P12"><text:span text:style-name="Strong_20_Emphasis"><text:span text:style-name="T9">Метрики ПО: Назначение и Применение</text:span></text:span></text:p>
      <text:p text:style-name="P13"><text:span text:style-name="Strong_20_Emphasis"><text:span text:style-name="T8"/></text:span></text:p>
      <text:p text:style-name="P13"><text:span text:style-name="Strong_20_Emphasis"><text:span text:style-name="T8">Метрика программного обеспечения</text:span></text:span><text:span text:style-name="Strong_20_Emphasis"><text:span text:style-name="T10"> </text:span></text:span><text:span text:style-name="T10">—</text:span><text:span text:style-name="T5"> это количественная характеристика или мера, используемая для оценки различных аспектов качества, производительности, сложности и других свойств программного продукта или процесса разработки.</text:span></text:p>
      <text:p text:style-name="P3"/>
      <text:p text:style-name="P3"/>
      <text:p text:style-name="P14"><text:span text:style-name="Strong_20_Emphasis"><text:span text:style-name="T6">Ключевые направления применения метрик программного обеспечения</text:span></text:span><text:span text:style-name="T6"><text:line-break/><text:line-break/></text:span><text:span text:style-name="T11">1. </text:span><text:span text:style-name="Strong_20_Emphasis"><text:span text:style-name="T11">Оценка сложности</text:span></text:span><text:span text:style-name="T11"><text:line-break/>Позволяет измерить внутреннюю сложность кода (например, цикломатическую сложность), что помогает выявлять потенциально трудные для понимания и сопровождения участки.<text:line-break/><text:line-break/>2. </text:span><text:span text:style-name="Strong_20_Emphasis"><text:span text:style-name="T11">Прогнозирование трудозатрат</text:span></text:span><text:span text:style-name="T11"><text:line-break/>Используется для оценки объёма работы и ресурсов, необходимых на разработку или тестирование, что улучшает планирование проектов.<text:line-break/><text:line-break/>3. </text:span><text:span text:style-name="Strong_20_Emphasis"><text:span text:style-name="T11">Контроль качества</text:span></text:span><text:span text:style-name="T11"><text:line-break/>Метрики помогают отслеживать уровень дефектов, покрытие тестами и соответствие стандартам, обеспечивая стабильность и надёжность продукта.<text:line-break/><text:line-break/>4. </text:span><text:span text:style-name="Strong_20_Emphasis"><text:span text:style-name="T11">Улучшение стиля и читаемости</text:span></text:span><text:span text:style-name="T11"><text:line-break/>Анализ метрик стиля кода способствует стандартизации, уменьшению дублирования и повышению удобства поддержки.</text:span></text:p>
      <text:p text:style-name="P3"/>
      <text:p text:style-name="P3"/>
      <text:p text:style-name="P3"/>
      <text:p text:style-name="P15"><text:span text:style-name="Strong_20_Emphasis"><text:span text:style-name="T6">Как метрики помогают при ревью кода</text:span></text:span><text:span text:style-name="T6"><text:line-break/></text:span><text:span text:style-name="T11"><text:line-break/>- </text:span><text:span text:style-name="Strong_20_Emphasis"><text:span text:style-name="T11">Выявление сложных участков </text:span></text:span><text:span text:style-name="T11">— метрики сложности (например, цикломатическая) показывают участки с повышенной сложностью, которые требуют более тщательного анализа.</text:span></text:p>
      <text:p text:style-name="P4"><text:span text:style-name="T4"/></text:p>
      <text:p text:style-name="P15"><text:span text:style-name="T11">- </text:span><text:span text:style-name="Strong_20_Emphasis"><text:span text:style-name="T11">Контроль стиля и стандартизации </text:span></text:span><text:span text:style-name="T11">— метрики стиля помогают обнаружить нарушение общих соглашений, снижая количество ошибок и облегчая сопровождение.</text:span></text:p>
      <text:p text:style-name="P4"><text:span text:style-name="T4"/></text:p>
      <text:p text:style-name="P15"><text:span text:style-name="T11">- </text:span><text:span text:style-name="Strong_20_Emphasis"><text:span text:style-name="T11">Оценка качества и потенциальных рисков </text:span></text:span><text:span text:style-name="T11">— метрики покрытия тестами и дефектов позволяют сконцентрироваться на проблемных местах.</text:span></text:p>
      <text:p text:style-name="P15"><text:soft-page-break/><text:span text:style-name="T11"><text:line-break/>- </text:span><text:span text:style-name="Strong_20_Emphasis"><text:span text:style-name="T11">Повышение эффективности ревью </text:span></text:span><text:span text:style-name="T11">— автоматизированные метрики сокращают время на поиск проблем и позволяют фокусироваться на критичных аспектах.</text:span></text:p>
      <text:p text:style-name="P7"><text:span text:style-name="T13"/></text:p>
      <text:p text:style-name="P5"><text:span text:style-name="T13"/></text:p>
      <text:p text:style-name="P9"><text:span text:style-name="T13">Метрики Сложности</text:span></text:p>
      <text:p text:style-name="P3"/>
      <text:p text:style-name="P3"><text:span text:style-name="Strong_20_Emphasis"><text:span text:style-name="T1">Метрики стилистики нужны для</text:span></text:span><text:span text:style-name="Strong_20_Emphasis"> </text:span>контроля соблюдения стандартов кодирования и единообразия написания кода. Они помогают выявлять отклонения от принятых правил — например, отступы, именование переменных, длину строк и форматирование.</text:p>
      <text:p text:style-name="P3"/>
      <text:p text:style-name="P3"/>
      <text:p text:style-name="P3"><text:span text:style-name="Strong_20_Emphasis"><text:span text:style-name="T1">Связь с читаемостью и сопровождаемостью</text:span></text:span></text:p>
      <text:p text:style-name="P11"/>
      <text:p text:style-name="P3"><text:span text:style-name="Strong_20_Emphasis"><text:span text:style-name="T1">Читаемость</text:span></text:span><text:span text:style-name="Strong_20_Emphasis"> </text:span>— стандартизированный стиль облегчает понимание кода как для автора, так и для других разработчиков. Когда код оформлен последовательно, становится проще быстро разобраться в логике и структуре.</text:p>
      <text:p text:style-name="P3"/>
      <text:p text:style-name="P3"><text:span text:style-name="Strong_20_Emphasis"><text:span text:style-name="T1">Сопровождаемость</text:span></text:span><text:span text:style-name="Strong_20_Emphasis"> </text:span>— единый стиль упрощает внесение изменений и поиск ошибок, снижая вероятность недоразумений и конфликтов при командной работе.</text:p>
      <text:p text:style-name="P3"/>
      <text:p text:style-name="P3"/>
      <text:p text:style-name="P3"/>
      <text:p text:style-name="P6"><text:span text:style-name="Strong_20_Emphasis"><text:span text:style-name="T1">Примеры метрик стилистики</text:span></text:span><text:span text:style-name="T1"><text:line-break/><text:line-break/>- </text:span><text:span text:style-name="Strong_20_Emphasis"><text:span text:style-name="T1">Длина идентификаторов (средняя/минимальная)</text:span></text:span></text:p>
      <text:p text:style-name="P6">Измеряет, насколько понятны и информативны имена переменных и функций. Слишком короткие — малоинформативны, слишком длинные — уменьшают читаемость.<text:line-break/><text:line-break/>- <text:span text:style-name="Strong_20_Emphasis">Количество комментариев (отношение комментариев к коду)</text:span><text:line-break/>Показывает, насколько хорошо документирован код. Оптимальное количество комментариев помогает понять логику без излишнего загромождения.<text:line-break/><text:line-break/><text:span text:style-name="T1">- </text:span><text:span text:style-name="Strong_20_Emphasis"><text:span text:style-name="T1">Длина строки кода (максимальная/средняя)</text:span></text:span><text:line-break/>Контролирует удобство чтения. Длинные строки трудны для восприятия, обычно рекомендуют ограничивать длину (например, 80–120 символов).<text:line-break/><text:line-break/><text:span text:style-name="T1">- </text:span><text:span text:style-name="Strong_20_Emphasis"><text:span text:style-name="T1">Глубина вложенности управляющих конструкций</text:span></text:span><text:line-break/><text:soft-page-break/>Отражает сложность кода. Глубокая вложенность ухудшает читаемость и усложняет сопровождение.<text:line-break/><text:line-break/><text:span text:style-name="T1">- </text:span><text:span text:style-name="Strong_20_Emphasis"><text:span text:style-name="T1">Кодстайл (соблюдение стандартов именования, отступов и форматирования)</text:span></text:span><text:line-break/>Обеспечивает единообразие оформления кода, облегчая командную работу и восприятие написанного.</text:p>
      <text:p text:style-name="P3"/>
      <text:p text:style-name="P3"/>
      <text:p text:style-name="P3"><text:span text:style-name="Strong_20_Emphasis"><text:span text:style-name="T1">Почему слишком короткие имена переменных (x, tmp) — плохая практика</text:span></text:span><text:line-break/><text:line-break/><text:span text:style-name="T3">- </text:span><text:span text:style-name="Strong_20_Emphasis"><text:span text:style-name="T3">Низкая информативность</text:span></text:span><text:span text:style-name="T3"><text:line-break/>- </text:span><text:span text:style-name="Strong_20_Emphasis"><text:span text:style-name="T3">Трудности сопровождения</text:span></text:span><text:span text:style-name="T3"><text:line-break/>- </text:span><text:span text:style-name="Strong_20_Emphasis"><text:span text:style-name="T3">Повышенный риск ошибок</text:span></text:span><text:span text:style-name="T3"><text:line-break/>- </text:span><text:span text:style-name="Strong_20_Emphasis"><text:span text:style-name="T3">Плохая документация</text:span></text:span></text:p>
      <text:p text:style-name="P3"/>
      <text:p text:style-name="P3"/>
      <text:p text:style-name="P3"/>
      <text:p text:style-name="P8">Практическая часть</text:p>
      <text:p text:style-name="P1"/>
      <text:p text:style-name="P11"/>
      <text:p text:style-name="P10">Метрики статистики:</text:p>
      <text:p text:style-name="P10"/>
      <text:p text:style-name="P10">Идентификаторы:</text:p>
      <text:p text:style-name="P1"/>
      <text:p text:style-name="P3"><text:span text:style-name="T14">Сп</text:span>исок всех идентификаторов (имен функций и переменных)</text:p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<text:span text:style-name="Strong_20_Emphasis">Переменные</text:span></text:p>
          </table:table-cell>
          <table:table-cell table:style-name="Таблица1.B1" office:value-type="string">
            <text:p text:style-name="P18"><text:span text:style-name="Strong_20_Emphasis">Функции и методы</text:span></text:p>
          </table:table-cell>
        </table:table-row>
        <table:table-row>
          <table:table-cell table:style-name="Таблица1.A2" office:value-type="string">
            <text:p text:style-name="P18"/>
            <text:p text:style-name="P18">- requests — 5 </text:p>
            <text:p text:style-name="P18">- pd — 5 (сокращение для pandas) <text:s/></text:p>
            <text:p text:style-name="P18">- plt — 5 (сокращение для matplotlib.pyplot) <text:s/></text:p>
            <text:p text:style-name="P18">- datetime — 5 (модуль даты и времени) <text:s/></text:p>
            <text:p text:style-name="P18">- timedelta — 5 (имя для временного интервала) <text:s/></text:p>
            <text:p text:style-name="P18">- ET — 4 </text:p>
            <text:p text:style-name="P18">- currencies — 5 </text:p>
            <text:p text:style-name="P18">- currency_data — 5 (хранит данные по валютам) <text:s/></text:p>
            <text:p text:style-name="P19">- start_date — 5 </text:p>
            <text:p text:style-name="P19"><text:soft-page-break/>- end_date — 5 </text:p>
            <text:p text:style-name="P18">- current_date — 5 (текущая дата в цикле) <text:s/></text:p>
            <text:p text:style-name="P18">- formatted_date — 5 (строка с датой в нужном формате) <text:s/></text:p>
            <text:p text:style-name="P18">- url — 5 (адрес ресурса) <text:s/></text:p>
            <text:p text:style-name="P18">- response — 5 (ответ сервера) <text:s/></text:p>
            <text:p text:style-name="P18">- root — 4 (обычно корень XML) <text:s/></text:p>
            <text:p text:style-name="P18">- date_record — 4 (дата записи) <text:s/></text:p>
            <text:p text:style-name="P18">- valute — 3 <text:s text:c="2"/></text:p>
            <text:p text:style-name="P18">- char_code — 5 (символьный код валюты) <text:s/></text:p>
            <text:p text:style-name="P18">- value — 5 (значение курса) <text:s/></text:p>
            <text:p text:style-name="P18">- nominal — 5 </text:p>
            <text:p text:style-name="P18">- normalized_value — 5 (нормализованное значение — ясно) <text:s/></text:p>
            <text:p text:style-name="P18">- writer — 5 (писатель в excel — понятно) <text:s/></text:p>
            <text:p text:style-name="P18">- currency — 5 (значение валюты<text:span text:style-name="T14">)</text:span> <text:s/></text:p>
            <text:p text:style-name="P18">- df — 5 (сокращение для DataFrame) <text:s/></text:p>
          </table:table-cell>
          <table:table-cell table:style-name="Таблица1.B2" office:value-type="string">
            <text:p text:style-name="P19">- requests.get() <text:s/>— <text:span text:style-name="T14">5</text:span> </text:p>
            <text:p text:style-name="P19">- datetime.now() <text:s/>— <text:span text:style-name="T14">5</text:span> </text:p>
            <text:p text:style-name="P19">- timedelta() <text:s/>— <text:span text:style-name="T14">5</text:span></text:p>
            <text:p text:style-name="P19">- strftime() <text:s/>— <text:span text:style-name="T14">5</text:span></text:p>
            <text:p text:style-name="P19">- ET.fromstring() — <text:s/><text:span text:style-name="T14">5</text:span></text:p>
            <text:p text:style-name="P19">- root.attrib.get() <text:s/>— <text:span text:style-name="T14">5</text:span></text:p>
            <text:p text:style-name="P19">- root.findall() <text:s/>— <text:span text:style-name="T14">5</text:span> </text:p>
            <text:p text:style-name="P19">- valute.find() <text:s/>— <text:span text:style-name="T14">5</text:span></text:p>
            <text:p text:style-name="P19">- float() <text:s/>— <text:span text:style-name="T14">5</text:span></text:p>
            <text:p text:style-name="P19">- int() <text:s/>— <text:span text:style-name="T14">5</text:span></text:p>
            <text:p text:style-name="P19">- pd.ExcelWriter() — <text:s/><text:span text:style-name="T14">5</text:span></text:p>
            <text:p text:style-name="P19"><text:soft-page-break/>- pd.DataFrame() <text:s/>— <text:span text:style-name="T14">5</text:span></text:p>
            <text:p text:style-name="P19">- pd.to_datetime() <text:s/>— <text:span text:style-name="T14">5</text:span></text:p>
            <text:p text:style-name="P19">- df.sort_values() <text:s/>— <text:span text:style-name="T14">5</text:span></text:p>
            <text:p text:style-name="P19">- df.to_excel() <text:s/>— <text:span text:style-name="T14">5</text:span></text:p>
            <text:p text:style-name="P19">- plt.figure() <text:s/>— <text:span text:style-name="T14">5</text:span></text:p>
            <text:p text:style-name="P19">- plt.plot() <text:s/>— <text:span text:style-name="T14">5</text:span></text:p>
            <text:p text:style-name="P19">- plt.title() <text:s/>—<text:span text:style-name="T14">5 </text:span></text:p>
            <text:p text:style-name="P19">- plt.xlabel() <text:s/>— <text:span text:style-name="T14">5</text:span></text:p>
            <text:p text:style-name="P19">- plt.ylabel() <text:s/>— <text:span text:style-name="T14">5</text:span></text:p>
            <text:p text:style-name="P19">- plt.grid() <text:s/>— <text:span text:style-name="T14">5</text:span></text:p>
            <text:p text:style-name="P19">- plt.legend() <text:s/>— <text:span text:style-name="T14">5</text:span></text:p>
            <text:p text:style-name="P19">- plt.tight_layout() — <text:span text:style-name="T14">5</text:span></text:p>
            <text:p text:style-name="P19">- plt.show() <text:s/>— <text:span text:style-name="T14">5</text:span></text:p>
          </table:table-cell>
        </table:table-row>
      </table:table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Рассч</text:span><text:span text:style-name="T2">ёт </text:span><text:span text:style-name="Strong_20_Emphasis"><text:span text:style-name="T1">сред</text:span></text:span><text:span text:style-name="Strong_20_Emphasis"><text:span text:style-name="T2">ней</text:span></text:span><text:span text:style-name="Strong_20_Emphasis"><text:span text:style-name="T1"> длин</text:span></text:span><text:span text:style-name="Strong_20_Emphasis"><text:span text:style-name="T2">ы </text:span></text:span><text:span text:style-name="T1">идентификаторов (в символах) для каждой функции</text:span></text:p>
      <text:p text:style-name="P3"/>
      <text:p text:style-name="P3"><text:span text:style-name="Source_20_Text"><text:span text:style-name="T6"/></text:span></text:p>
      <text:p text:style-name="P3">Функция <text:span text:style-name="T15">load_data <text:s/></text:span></text:p>
      <text:p text:style-name="P3"/>
      <text:p text:style-name="P3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8">Идентификаторы</text:p>
          </table:table-cell>
          <table:table-cell table:style-name="Таблица2.B1" office:value-type="string">
            <text:p text:style-name="P18">Средняя длина (симв)</text:p>
          </table:table-cell>
        </table:table-row>
        <table:table-row>
          <table:table-cell table:style-name="Таблица2.A2" office:value-type="string">
            <text:p text:style-name="P18">url(3), response(8), root(4)</text:p>
          </table:table-cell>
          <table:table-cell table:style-name="Таблица2.B2" office:value-type="string">
            <text:p text:style-name="P18">(3+8+4)<text:span text:style-name="T18">/3 </text:span>= 5</text:p>
          </table:table-cell>
        </table:table-row>
        <table:table-row>
          <table:table-cell table:style-name="Таблица2.A2" office:value-type="string">
            <text:p text:style-name="P18">valute(6), char_code(9), value(5), nominal(7), normalized_value(17)</text:p>
          </table:table-cell>
          <table:table-cell table:style-name="Таблица2.B2" office:value-type="string">
            <text:p text:style-name="P18">(6+9+5+7+17)<text:span text:style-name="T18">/5 </text:span>= 8.8</text:p>
          </table:table-cell>
        </table:table-row>
        <table:table-row>
          <table:table-cell table:style-name="Таблица2.A2" office:value-type="string">
            <text:p text:style-name="P18">start_date(10), end_date(8), current_date(12), formatted_date(14), date_record(11)</text:p>
          </table:table-cell>
          <table:table-cell table:style-name="Таблица2.B2" office:value-type="string">
            <text:p text:style-name="P18">(10+8+12+14+11)<text:span text:style-name="T18">/5 </text:span>= 11</text:p>
          </table:table-cell>
        </table:table-row>
        <table:table-row>
          <table:table-cell table:style-name="Таблица2.A2" office:value-type="string">
            <text:p text:style-name="P18">df(2), currency_data(13), currency(8)</text:p>
          </table:table-cell>
          <table:table-cell table:style-name="Таблица2.B2" office:value-type="string">
            <text:p text:style-name="P18">(2+13+8)<text:span text:style-name="T18">/3</text:span>= 7.7</text:p>
          </table:table-cell>
        </table:table-row>
        <table:table-row>
          <table:table-cell table:style-name="Таблица2.A2" office:value-type="string">
            <text:p text:style-name="P18">writer(6), currency(8), value(5)</text:p>
          </table:table-cell>
          <table:table-cell table:style-name="Таблица2.B2" office:value-type="string">
            <text:p text:style-name="P18">(6+8+5)<text:span text:style-name="T18">/3</text:span>=6.3</text:p>
          </table:table-cell>
        </table:table-row>
      </table:table>
      <text:p text:style-name="P3"><text:span text:style-name="Strong_20_Emphasis"><text:span text:style-name="T1"/></text:span></text:p>
      <text:p text:style-name="P3"><text:soft-page-break/><text:span text:style-name="Strong_20_Emphasis"><text:span text:style-name="T1">Вывод</text:span></text:span><text:line-break/>- Средняя длина идентификаторов в функциях колеблется от ~5 до 11 символов. <text:line-break/>- Функции, связанные с управлением датами и нормализацией значений, имеют более длинные имена переменных (от 8 до 14 символов)</text:p>
      <text:p text:style-name="P3"/>
      <text:p text:style-name="P3"/>
      <text:p text:style-name="P3"/>
      <text:p text:style-name="P10">Комментарии:</text:p>
      <text:p text:style-name="P10"/>
      <text:p text:style-name="P11"><text:span text:style-name="T14">П</text:span>роцент строк с комментариями от общего числа строк кода.</text:p>
      <text:p text:style-name="P3"/>
      <text:p text:style-name="P3">- Всего строк кода: <text:span text:style-name="T14">91</text:span><text:line-break/>- Строк с комментариями: <text:span text:style-name="T14">17</text:span> </text:p>
      <text:p text:style-name="P3"/>
      <text:p text:style-name="P3">(<text:span text:style-name="T14">17 </text:span>/ <text:span text:style-name="T14">91</text:span>) * 100 = <text:span text:style-name="T14">19</text:span>%</text:p>
      <text:p text:style-name="P3"/>
      <text:p text:style-name="P3"/>
      <text:p text:style-name="P10"/>
      <text:p text:style-name="P11">Оцен<text:span text:style-name="T14">ка</text:span> <text:span text:style-name="Strong_20_Emphasis"><text:span text:style-name="T16">достаточност</text:span></text:span><text:span text:style-name="Strong_20_Emphasis"><text:span text:style-name="T17">и</text:span></text:span><text:span text:style-name="Strong_20_Emphasis"><text:span text:style-name="T1"> </text:span></text:span>комментариев</text:p>
      <text:p text:style-name="P3"/>
      <text:p text:style-name="P3">Оценка достаточности комментариев в представленном коде — <text:span text:style-name="Strong_20_Emphasis">4 балла</text:span>.</text:p>
      <text:p text:style-name="P13"><text:span text:style-name="T5">Комментарии присутствуют во всех основных частях кода, </text:span><text:span text:style-name="T7">но б</text:span>олее детальные комментарии о предназначении переменных и структурах данных могли бы улучшить читаемость для новичков.</text:p>
      <text:p text:style-name="P3"/>
      <text:p text:style-name="P3"/>
      <text:p text:style-name="P3"/>
      <text:p text:style-name="P10">Структура:</text:p>
      <text:p text:style-name="P3"/>
      <text:p text:style-name="P3">Средняя длина строки кода</text:p>
      <text:p text:style-name="P3"/>
      <text:p text:style-name="P3">- Общее количество строк в коде: 91 (с учётом пустых строк и строк с комментариями)<text:line-break/>- Общее количество символов (без учёта пробелов и пустых строк): примерно 4665 символов</text:p>
      <text:p text:style-name="P3"/>
      <text:p text:style-name="P3">Средняя длина строки = 4665 / 91 ≈ <text:span text:style-name="Strong_20_Emphasis">51 символ</text:span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Strong_20_Emphasis">Проверка соблюдения PEP 8</text:spa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Отступы</text:p>
          </table:table-cell>
          <table:table-cell table:style-name="Таблица3.B1" office:value-type="string">
            <text:p text:style-name="P18">Пробелы вокруг операторов</text:p>
          </table:table-cell>
        </table:table-row>
        <table:table-row table:style-name="Таблица3.2">
          <table:table-cell table:style-name="Таблица3.A2" office:value-type="string">
            <text:p text:style-name="P17">Не везде в порядке, в выражениях с вызовом функций пробелов после имени функции и перед скобками быть не должно: func(a, b), а не func (a,b)</text:p>
          </table:table-cell>
          <table:table-cell table:style-name="Таблица3.B2" office:value-type="string">
            <text:p text:style-name="P18"><text:span text:style-name="T14">Ар</text:span>ифметические операторы должны иметь пробелы с обеих сторон: a = b + c, а не a=b+c</text:p>
            <text:p text:style-name="P18">В выражениях с вызовом функций пробелов после имени функции и перед скобками быть не должно: func(a, b), а не func (a,b)</text:p>
          </table:table-cell>
        </table:table-row>
      </table:table>
      <text:p text:style-name="P3"><text:span text:style-name="Strong_20_Emphasis"/></text:p>
      <text:p text:style-name="P11"/>
      <text:p text:style-name="P3"><text:span text:style-name="T1">2 сильные стороны кода по метрикам PEP 8</text:span></text:p>
      <text:p text:style-name="P3">- Корректные отступы — соблюдение стандарта 4 пробелов облегчает чтение и понимание структуры кода. <text:s/></text:p>
      <text:p text:style-name="P3">- Пробелы вокруг операторов — наличие пробелов делает выражения более читаемыми и понятными, что снижает вероятность ошибок.</text:p>
      <text:p text:style-name="P3"><text:line-break/></text:p>
      <text:p text:style-name="P3"><text:span text:style-name="T1">2 слабые стороны кода по метрикам PEP 8</text:span></text:p>
      <text:p text:style-name="P3">- Отсутствие единообразия в пробелах — например, в некоторых местах может не хватать пробелов вокруг операторов, что ухудшает читаемость. <text:s/></text:p>
      <text:p text:style-name="P3">- Возможное смешение табуляций и пробелов — приводит к ошибкам в интерпретации отступов разными редакторами и снижает переносимость кода.</text:p>
      <text:p text:style-name="P3"/>
      <text:p text:style-name="P3"/>
      <text:p text:style-name="P3"><text:span text:style-name="Strong_20_Emphasis"><text:span text:style-name="T14">К</text:span></text:span><text:span text:style-name="Strong_20_Emphasis">онкретные улучшения </text:span>для каждой слабой стороны</text:p>
      <text:p text:style-name="P3"/>
      <text:p text:style-name="P3">Провести ревизию и поправить код с помощью автоматических форматтеров (например, <text:span text:style-name="Source_20_Text"><text:span text:style-name="T13">black </text:span></text:span>или <text:span text:style-name="Source_20_Text"><text:span text:style-name="T13">autopep8</text:span></text:span>), чтобы обеспечить единый стиль пробелов вокруг операторов и после запятых.<text:line-break/></text:p>
      <text:p text:style-name="P3">Настроить редактор кода на использование только пробелов или только табуляций, затем выполнить замену всех табуляций на пробелы (рекомендуется 4 пробела для Python). Использовать средство проверки (линтер) для контроля этого правила.</text:p>
      <text:p text:style-name="P3"/>
      <text:p text:style-name="P3"/>
      <text:p text:style-name="P2"><text:span text:style-name="T2">Заключение</text:span><text:span text:style-name="T14">: </text:span>Метрики позволяют объективно оценить качество кода, выявляя конкретные проблемы и указывая на области для улучшения. Они снимают субъективность и помогают сравнивать разные версии или участки кода по единому стандарту. Таким образом, метрики повышают прозрачность процесса разработки и способствуют поддержанию высоких стандартов качеств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01:13.878020209</meta:creation-date>
    <dc:date>2025-06-05T10:06:37.344675631</dc:date>
    <meta:editing-duration>PT1H5M24S</meta:editing-duration>
    <meta:editing-cycles>1</meta:editing-cycles>
    <meta:document-statistic meta:table-count="3" meta:image-count="0" meta:object-count="0" meta:page-count="6" meta:paragraph-count="113" meta:word-count="1033" meta:character-count="7819" meta:non-whitespace-character-count="6742"/>
    <meta:generator>LibreOffice/7.6.4.1$Linux_X86_64 LibreOffice_project/60$Build-1</meta:generator>
  </office:meta>
</office:document-meta>
</file>